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e0608"/>
    </style:style>
    <style:style style:name="T2" style:family="text">
      <style:text-properties officeooo:rsid="000f6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mport { QuartzConfig } from "./quartz/cfg"</text:p>
      <text:p text:style-name="Preformatted_20_Text">import * as Plugin from "./quartz/plugins"</text:p>
      <text:p text:style-name="Preformatted_20_Text"/>
      <text:p text:style-name="Preformatted_20_Text">/**</text:p>
      <text:p text:style-name="Preformatted_20_Text"><text:s/>* Quartz 4.0 Configuration</text:p>
      <text:p text:style-name="Preformatted_20_Text"><text:s/>*</text:p>
      <text:p text:style-name="Preformatted_20_Text"><text:s/>* See https://quartz.jzhao.xyz/configuration for more information.</text:p>
      <text:p text:style-name="Preformatted_20_Text"><text:s/>*/</text:p>
      <text:p text:style-name="Preformatted_20_Text">const config: QuartzConfig = {</text:p>
      <text:p text:style-name="Preformatted_20_Text"><text:s text:c="2"/>configuration: {</text:p>
      <text:p text:style-name="Preformatted_20_Text"><text:s text:c="4"/>pageTitle: "🪴 Quartz 4<text:span text:style-name="T2">0</text:span>0",</text:p>
      <text:p text:style-name="Preformatted_20_Text"><text:s text:c="4"/>pageTitleSuffix: "",</text:p>
      <text:p text:style-name="Preformatted_20_Text"><text:s text:c="4"/>enableSPA: true,</text:p>
      <text:p text:style-name="Preformatted_20_Text"><text:s text:c="4"/>enablePopovers: true,</text:p>
      <text:p text:style-name="Preformatted_20_Text"><text:s text:c="4"/>analytics: {</text:p>
      <text:p text:style-name="Preformatted_20_Text"><text:s text:c="6"/>provider: "plausible",</text:p>
      <text:p text:style-name="Preformatted_20_Text"><text:s text:c="4"/>},</text:p>
      <text:p text:style-name="Preformatted_20_Text"><text:s text:c="4"/>locale: "<text:span text:style-name="T1">ru</text:span>-<text:span text:style-name="T1">RU</text:span>",</text:p>
      <text:p text:style-name="Preformatted_20_Text"><text:s text:c="4"/>baseUrl: "quartz.jzhao.xyz",</text:p>
      <text:p text:style-name="Preformatted_20_Text"><text:s text:c="4"/>ignorePatterns: ["private", "templates", ".obsidian"],</text:p>
      <text:p text:style-name="Preformatted_20_Text"><text:s text:c="4"/>defaultDateType: "created",</text:p>
      <text:p text:style-name="Preformatted_20_Text"><text:s text:c="4"/>generateSocialImages: false,</text:p>
      <text:p text:style-name="Preformatted_20_Text"><text:s text:c="4"/>theme: {</text:p>
      <text:p text:style-name="Preformatted_20_Text"><text:s text:c="6"/>fontOrigin: "googleFonts",</text:p>
      <text:p text:style-name="Preformatted_20_Text"><text:s text:c="6"/>cdnCaching: true,</text:p>
      <text:p text:style-name="Preformatted_20_Text"><text:s text:c="6"/>typography: {</text:p>
      <text:p text:style-name="Preformatted_20_Text"><text:s text:c="8"/>header: "Schibsted Grotesk",</text:p>
      <text:p text:style-name="Preformatted_20_Text"><text:s text:c="8"/>body: "Source Sans Pro",</text:p>
      <text:p text:style-name="Preformatted_20_Text"><text:s text:c="8"/>code: "IBM Plex Mono",</text:p>
      <text:p text:style-name="Preformatted_20_Text"><text:s text:c="6"/>},</text:p>
      <text:p text:style-name="Preformatted_20_Text"><text:s text:c="6"/>colors: {</text:p>
      <text:p text:style-name="Preformatted_20_Text"><text:s text:c="8"/>lightMode: {</text:p>
      <text:p text:style-name="Preformatted_20_Text"><text:s text:c="10"/>light: "#faf8f8",</text:p>
      <text:p text:style-name="Preformatted_20_Text"><text:s text:c="10"/>lightgray: "#e5e5e5",</text:p>
      <text:p text:style-name="Preformatted_20_Text"><text:s text:c="10"/>gray: "#b8b8b8",</text:p>
      <text:p text:style-name="Preformatted_20_Text"><text:s text:c="10"/>darkgray: "#4e4e4e",</text:p>
      <text:p text:style-name="Preformatted_20_Text"><text:s text:c="10"/>dark: "#2b2b2b",</text:p>
      <text:p text:style-name="Preformatted_20_Text"><text:s text:c="10"/>secondary: "#284b63",</text:p>
      <text:p text:style-name="Preformatted_20_Text"><text:s text:c="10"/>tertiary: "#84a59d",</text:p>
      <text:p text:style-name="Preformatted_20_Text"><text:s text:c="10"/>highlight: "rgba(143, 159, 169, 0.15)",</text:p>
      <text:p text:style-name="Preformatted_20_Text"><text:s text:c="10"/>textHighlight: "#fff23688",</text:p>
      <text:p text:style-name="Preformatted_20_Text"><text:s text:c="8"/>},</text:p>
      <text:p text:style-name="Preformatted_20_Text"><text:s text:c="8"/>darkMode: {</text:p>
      <text:p text:style-name="Preformatted_20_Text"><text:s text:c="10"/>light: "#161618",</text:p>
      <text:p text:style-name="Preformatted_20_Text"><text:s text:c="10"/>lightgray: "#393639",</text:p>
      <text:p text:style-name="Preformatted_20_Text"><text:s text:c="10"/>gray: "#646464",</text:p>
      <text:p text:style-name="Preformatted_20_Text"><text:s text:c="10"/>darkgray: "#d4d4d4",</text:p>
      <text:p text:style-name="Preformatted_20_Text"><text:s text:c="10"/>dark: "#ebebec",</text:p>
      <text:p text:style-name="Preformatted_20_Text"><text:s text:c="10"/>secondary: "#7b97aa",</text:p>
      <text:p text:style-name="Preformatted_20_Text"><text:s text:c="10"/>tertiary: "#84a59d",</text:p>
      <text:p text:style-name="Preformatted_20_Text"><text:s text:c="10"/>highlight: "rgba(143, 159, 169, 0.15)",</text:p>
      <text:p text:style-name="Preformatted_20_Text"><text:s text:c="10"/>textHighlight: "#b3aa0288",</text:p>
      <text:p text:style-name="Preformatted_20_Text"><text:s text:c="8"/>},</text:p>
      <text:p text:style-name="Preformatted_20_Text"><text:s text:c="6"/>},</text:p>
      <text:p text:style-name="Preformatted_20_Text"><text:s text:c="4"/>},</text:p>
      <text:p text:style-name="Preformatted_20_Text"><text:s text:c="2"/>},</text:p>
      <text:p text:style-name="Preformatted_20_Text"><text:s text:c="2"/>plugins: {</text:p>
      <text:p text:style-name="Preformatted_20_Text"><text:s text:c="4"/>transformers: [</text:p>
      <text:p text:style-name="Preformatted_20_Text"><text:s text:c="6"/>Plugin.FrontMatter(),</text:p>
      <text:p text:style-name="Preformatted_20_Text"><text:s text:c="6"/>Plugin.CreatedModifiedDate({</text:p>
      <text:p text:style-name="Preformatted_20_Text"><text:s text:c="8"/>priority: ["frontmatter", "filesystem"],</text:p>
      <text:p text:style-name="Preformatted_20_Text"><text:s text:c="6"/>}),</text:p>
      <text:p text:style-name="Preformatted_20_Text"><text:s text:c="6"/>Plugin.SyntaxHighlighting({</text:p>
      <text:p text:style-name="Preformatted_20_Text"><text:s text:c="8"/>theme: {</text:p>
      <text:p text:style-name="Preformatted_20_Text"><text:soft-page-break/><text:s text:c="10"/>light: "github-light",</text:p>
      <text:p text:style-name="Preformatted_20_Text"><text:s text:c="10"/>dark: "github-dark",</text:p>
      <text:p text:style-name="Preformatted_20_Text"><text:s text:c="8"/>},</text:p>
      <text:p text:style-name="Preformatted_20_Text"><text:s text:c="8"/>keepBackground: false,</text:p>
      <text:p text:style-name="Preformatted_20_Text"><text:s text:c="6"/>}),</text:p>
      <text:p text:style-name="Preformatted_20_Text"><text:s text:c="6"/>Plugin.ObsidianFlavoredMarkdown({ enableInHtmlEmbed: false }),</text:p>
      <text:p text:style-name="Preformatted_20_Text"><text:s text:c="6"/>Plugin.GitHubFlavoredMarkdown(),</text:p>
      <text:p text:style-name="Preformatted_20_Text"><text:s text:c="6"/>Plugin.TableOfContents(),</text:p>
      <text:p text:style-name="Preformatted_20_Text"><text:s text:c="6"/>Plugin.CrawlLinks({ markdownLinkResolution: "shortest" }),</text:p>
      <text:p text:style-name="Preformatted_20_Text"><text:s text:c="6"/>Plugin.Description(),</text:p>
      <text:p text:style-name="Preformatted_20_Text"><text:s text:c="6"/>Plugin.Latex({ renderEngine: "katex" }),</text:p>
      <text:p text:style-name="Preformatted_20_Text"><text:s text:c="4"/>],</text:p>
      <text:p text:style-name="Preformatted_20_Text"><text:s text:c="4"/>filters: [Plugin.RemoveDrafts()],</text:p>
      <text:p text:style-name="Preformatted_20_Text"><text:s text:c="4"/>emitters: [</text:p>
      <text:p text:style-name="Preformatted_20_Text"><text:s text:c="6"/>Plugin.AliasRedirects(),</text:p>
      <text:p text:style-name="Preformatted_20_Text"><text:s text:c="6"/>Plugin.ComponentResources(),</text:p>
      <text:p text:style-name="Preformatted_20_Text"><text:s text:c="6"/>Plugin.ContentPage(),</text:p>
      <text:p text:style-name="Preformatted_20_Text"><text:s text:c="6"/>Plugin.FolderPage(),</text:p>
      <text:p text:style-name="Preformatted_20_Text"><text:s text:c="6"/>Plugin.TagPage(),</text:p>
      <text:p text:style-name="Preformatted_20_Text"><text:s text:c="6"/>Plugin.ContentIndex({</text:p>
      <text:p text:style-name="Preformatted_20_Text"><text:s text:c="8"/>enableSiteMap: true,</text:p>
      <text:p text:style-name="Preformatted_20_Text"><text:s text:c="8"/>enableRSS: true,</text:p>
      <text:p text:style-name="Preformatted_20_Text"><text:s text:c="6"/>}),</text:p>
      <text:p text:style-name="Preformatted_20_Text"><text:s text:c="6"/>Plugin.Assets(),</text:p>
      <text:p text:style-name="Preformatted_20_Text"><text:s text:c="6"/>Plugin.Static(),</text:p>
      <text:p text:style-name="Preformatted_20_Text"><text:s text:c="6"/>Plugin.NotFoundPage(),</text:p>
      <text:p text:style-name="Preformatted_20_Text"><text:s text:c="4"/>],</text:p>
      <text:p text:style-name="Preformatted_20_Text"><text:s text:c="2"/>},</text:p>
      <text:p text:style-name="Preformatted_20_Text">}</text:p>
      <text:p text:style-name="Preformatted_20_Text"/>
      <text:p text:style-name="Preformatted_20_Text">export default confi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2T15:02:32.102211694</dc:date>
    <meta:editing-duration>PT4M1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93" meta:word-count="193" meta:character-count="2388" meta:non-whitespace-character-count="1732"/>
  </office:meta>
</office:document-meta>
</file>